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56pt"/>
    </style:style>
    <style:style style:name="co3" style:family="table-column">
      <style:table-column-properties fo:break-before="auto" style:column-width="105.9pt"/>
    </style:style>
    <style:style style:name="co4" style:family="table-column">
      <style:table-column-properties fo:break-before="auto" style:column-width="111.1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racked-changes>
        <table:cell-content-change table:id="ct1">
          <table:cell-address table:column="4" table:row="1" table:table="0"/>
          <office:change-info>
            <dc:creator> </dc:creator>
            <dc:date>2022-12-29T14:48:24.610000000</dc:date>
          </office:change-info>
          <table:previous>
            <table:change-track-table-cell office:value-type="float" office:value="38.159"/>
          </table:previous>
        </table:cell-content-change>
        <table:cell-content-change table:id="ct2">
          <table:cell-address table:column="5" table:row="1" table:table="0"/>
          <office:change-info>
            <dc:creator> </dc:creator>
            <dc:date>2022-12-29T14:48:34.280000000</dc:date>
          </office:change-info>
          <table:previous>
            <table:change-track-table-cell office:value-type="float" office:value="6.544"/>
          </table:previous>
        </table:cell-content-change>
        <table:cell-content-change table:id="ct3">
          <table:cell-address table:column="1" table:row="2" table:table="0"/>
          <office:change-info>
            <dc:creator> </dc:creator>
            <dc:date>2022-12-29T14:48:54.214000000</dc:date>
          </office:change-info>
          <table:previous>
            <table:change-track-table-cell office:value-type="float" office:value="1.48"/>
          </table:previous>
        </table:cell-content-change>
        <table:cell-content-change table:id="ct4">
          <table:cell-address table:column="2" table:row="2" table:table="0"/>
          <office:change-info>
            <dc:creator> </dc:creator>
            <dc:date>2022-12-29T14:49:00.754000000</dc:date>
          </office:change-info>
          <table:previous>
            <table:change-track-table-cell office:value-type="float" office:value="7.944"/>
          </table:previous>
        </table:cell-content-change>
        <table:cell-content-change table:id="ct5">
          <table:cell-address table:column="4" table:row="2" table:table="0"/>
          <office:change-info>
            <dc:creator> </dc:creator>
            <dc:date>2022-12-29T14:49:23.641000000</dc:date>
          </office:change-info>
          <table:previous>
            <table:change-track-table-cell office:value-type="float" office:value="38.45"/>
          </table:previous>
        </table:cell-content-change>
        <table:cell-content-change table:id="ct6">
          <table:cell-address table:column="2" table:row="2" table:table="0"/>
          <office:change-info>
            <dc:creator> </dc:creator>
            <dc:date>2022-12-29T14:49:27.954000000</dc:date>
          </office:change-info>
          <table:previous table:id="ct4">
            <table:change-track-table-cell office:value-type="float" office:value="7.935"/>
          </table:previous>
        </table:cell-content-change>
        <table:cell-content-change table:id="ct7">
          <table:cell-address table:column="4" table:row="2" table:table="0"/>
          <office:change-info>
            <dc:creator> </dc:creator>
            <dc:date>2022-12-29T14:49:40.151000000</dc:date>
          </office:change-info>
          <table:previous table:id="ct5">
            <table:change-track-table-cell office:value-type="float" office:value="3"/>
          </table:previous>
        </table:cell-content-change>
        <table:cell-content-change table:id="ct8">
          <table:cell-address table:column="5" table:row="2" table:table="0"/>
          <office:change-info>
            <dc:creator> </dc:creator>
            <dc:date>2022-12-29T14:50:12.225000000</dc:date>
          </office:change-info>
          <table:previous>
            <table:change-track-table-cell office:value-type="float" office:value="6.544"/>
          </table:previous>
        </table:cell-content-change>
        <table:cell-content-change table:id="ct9">
          <table:cell-address table:column="1" table:row="3" table:table="0"/>
          <office:change-info>
            <dc:creator> </dc:creator>
            <dc:date>2022-12-29T14:51:02.858000000</dc:date>
          </office:change-info>
          <table:previous>
            <table:change-track-table-cell office:value-type="float" office:value="1.48"/>
          </table:previous>
        </table:cell-content-change>
        <table:cell-content-change table:id="ct10">
          <table:cell-address table:column="2" table:row="3" table:table="0"/>
          <office:change-info>
            <dc:creator> </dc:creator>
            <dc:date>2022-12-29T14:51:08.626000000</dc:date>
          </office:change-info>
          <table:previous>
            <table:change-track-table-cell office:value-type="float" office:value="7.94"/>
          </table:previous>
        </table:cell-content-change>
        <table:cell-content-change table:id="ct11">
          <table:cell-address table:column="4" table:row="3" table:table="0"/>
          <office:change-info>
            <dc:creator> </dc:creator>
            <dc:date>2022-12-29T14:51:23.709000000</dc:date>
          </office:change-info>
          <table:previous>
            <table:change-track-table-cell office:value-type="float" office:value="38.271"/>
          </table:previous>
        </table:cell-content-change>
        <table:cell-content-change table:id="ct12">
          <table:cell-address table:column="5" table:row="3" table:table="0"/>
          <office:change-info>
            <dc:creator> </dc:creator>
            <dc:date>2022-12-29T14:51:43.314000000</dc:date>
          </office:change-info>
          <table:previous>
            <table:change-track-table-cell office:value-type="float" office:value="6.715"/>
          </table:previous>
        </table:cell-content-change>
        <table:cell-content-change table:id="ct13">
          <table:cell-address table:column="1" table:row="4" table:table="0"/>
          <office:change-info>
            <dc:creator> </dc:creator>
            <dc:date>2022-12-29T14:52:08.418000000</dc:date>
          </office:change-info>
          <table:previous>
            <table:change-track-table-cell office:value-type="float" office:value="1.46"/>
          </table:previous>
        </table:cell-content-change>
        <table:cell-content-change table:id="ct14">
          <table:cell-address table:column="4" table:row="4" table:table="0"/>
          <office:change-info>
            <dc:creator> </dc:creator>
            <dc:date>2022-12-29T14:52:51.682000000</dc:date>
          </office:change-info>
          <table:previous>
            <table:change-track-table-cell office:value-type="float" office:value="38.166"/>
          </table:previous>
        </table:cell-content-change>
        <table:cell-content-change table:id="ct15">
          <table:cell-address table:column="5" table:row="4" table:table="0"/>
          <office:change-info>
            <dc:creator> </dc:creator>
            <dc:date>2022-12-29T14:52:56.833000000</dc:date>
          </office:change-info>
          <table:previous>
            <table:change-track-table-cell office:value-type="float" office:value="6.555"/>
          </table:previous>
        </table:cell-content-change>
        <table:cell-content-change table:id="ct16">
          <table:cell-address table:column="1" table:row="5" table:table="0"/>
          <office:change-info>
            <dc:creator> </dc:creator>
            <dc:date>2022-12-29T14:53:18.769000000</dc:date>
          </office:change-info>
          <table:previous>
            <table:change-track-table-cell office:value-type="float" office:value="1.51"/>
          </table:previous>
        </table:cell-content-change>
        <table:cell-content-change table:id="ct17">
          <table:cell-address table:column="4" table:row="5" table:table="0"/>
          <office:change-info>
            <dc:creator> </dc:creator>
            <dc:date>2022-12-29T14:54:02.046000000</dc:date>
          </office:change-info>
          <table:previous>
            <table:change-track-table-cell office:value-type="float" office:value="38.308"/>
          </table:previous>
        </table:cell-content-change>
        <table:cell-content-change table:id="ct18">
          <table:cell-address table:column="5" table:row="5" table:table="0"/>
          <office:change-info>
            <dc:creator> </dc:creator>
            <dc:date>2022-12-29T14:54:06.049000000</dc:date>
          </office:change-info>
          <table:previous>
            <table:change-track-table-cell office:value-type="float" office:value="6.773"/>
          </table:previous>
        </table:cell-content-change>
        <table:cell-content-change table:id="ct19">
          <table:cell-address table:column="6" table:row="5" table:table="0"/>
          <office:change-info>
            <dc:creator> </dc:creator>
            <dc:date>2022-12-29T14:55:09.591000000</dc:date>
          </office:change-info>
          <table:previous>
            <table:change-track-table-cell table:cell-address="'Hermes Lite 2 AFT05MS003 Power Results (with LPF)'.G6" table:formula="of:=SUM([.F6]/[.D6])" office:value-type="float" office:value="0.493247072157159"/>
          </table:previous>
        </table:cell-content-change>
        <table:cell-content-change table:id="ct20">
          <table:cell-address table:column="6" table:row="5" table:table="0"/>
          <office:change-info>
            <dc:creator> </dc:creator>
            <dc:date>2022-12-29T14:55:37.351000000</dc:date>
          </office:change-info>
          <table:previous table:id="ct19">
            <table:change-track-table-cell table:cell-address="'Hermes Lite 2 AFT05MS003 Power Results (with LPF)'.G6" table:formula="of:=SUM([.F6]/[.D6]*100)" office:value-type="float" office:value="49.3247072157159"/>
          </table:previous>
        </table:cell-content-change>
        <table:cell-content-change table:id="ct21">
          <table:cell-address table:column="1" table:row="6" table:table="0"/>
          <office:change-info>
            <dc:creator> </dc:creator>
            <dc:date>2022-12-29T14:56:00.963000000</dc:date>
          </office:change-info>
          <table:previous>
            <table:change-track-table-cell office:value-type="float" office:value="1.59"/>
          </table:previous>
        </table:cell-content-change>
        <table:cell-content-change table:id="ct22">
          <table:cell-address table:column="5" table:row="5" table:table="0"/>
          <office:change-info>
            <dc:creator> </dc:creator>
            <dc:date>2022-12-29T14:57:00.434000000</dc:date>
          </office:change-info>
          <table:previous table:id="ct18">
            <table:change-track-table-cell office:value-type="float" office:value="4.235"/>
          </table:previous>
        </table:cell-content-change>
        <table:cell-content-change table:id="ct23">
          <table:cell-address table:column="4" table:row="5" table:table="0"/>
          <office:change-info>
            <dc:creator> </dc:creator>
            <dc:date>2022-12-29T14:57:09.703000000</dc:date>
          </office:change-info>
          <table:previous table:id="ct17">
            <table:change-track-table-cell office:value-type="float" office:value="36.269"/>
          </table:previous>
        </table:cell-content-change>
        <table:cell-content-change table:id="ct24">
          <table:cell-address table:column="4" table:row="6" table:table="0"/>
          <office:change-info>
            <dc:creator> </dc:creator>
            <dc:date>2022-12-29T14:57:40.616000000</dc:date>
          </office:change-info>
          <table:previous>
            <table:change-track-table-cell office:value-type="float" office:value="38.572"/>
          </table:previous>
        </table:cell-content-change>
        <table:cell-content-change table:id="ct25">
          <table:cell-address table:column="5" table:row="6" table:table="0"/>
          <office:change-info>
            <dc:creator> </dc:creator>
            <dc:date>2022-12-29T14:57:46.594000000</dc:date>
          </office:change-info>
          <table:previous>
            <table:change-track-table-cell office:value-type="float" office:value="7.197"/>
          </table:previous>
        </table:cell-content-change>
        <table:cell-content-change table:id="ct26">
          <table:cell-address table:column="1" table:row="7" table:table="0"/>
          <office:change-info>
            <dc:creator> </dc:creator>
            <dc:date>2022-12-29T14:58:01.075000000</dc:date>
          </office:change-info>
          <table:previous>
            <table:change-track-table-cell office:value-type="float" office:value="1.51"/>
          </table:previous>
        </table:cell-content-change>
        <table:cell-content-change table:id="ct27">
          <table:cell-address table:column="4" table:row="7" table:table="0"/>
          <office:change-info>
            <dc:creator> </dc:creator>
            <dc:date>2022-12-29T14:58:37.668000000</dc:date>
          </office:change-info>
          <table:previous>
            <table:change-track-table-cell office:value-type="float" office:value="38.072"/>
          </table:previous>
        </table:cell-content-change>
        <table:cell-content-change table:id="ct28">
          <table:cell-address table:column="5" table:row="7" table:table="0"/>
          <office:change-info>
            <dc:creator> </dc:creator>
            <dc:date>2022-12-29T14:58:43.953000000</dc:date>
          </office:change-info>
          <table:previous>
            <table:change-track-table-cell office:value-type="float" office:value="6.599"/>
          </table:previous>
        </table:cell-content-change>
        <table:cell-content-change table:id="ct29">
          <table:cell-address table:column="1" table:row="9" table:table="0"/>
          <office:change-info>
            <dc:creator> </dc:creator>
            <dc:date>2022-12-29T14:59:03.505000000</dc:date>
          </office:change-info>
          <table:previous>
            <table:change-track-table-cell office:value-type="float" office:value="1.56"/>
          </table:previous>
        </table:cell-content-change>
        <table:cell-content-change table:id="ct30">
          <table:cell-address table:column="4" table:row="9" table:table="0"/>
          <office:change-info>
            <dc:creator> </dc:creator>
            <dc:date>2022-12-29T14:59:35.852000000</dc:date>
          </office:change-info>
          <table:previous>
            <table:change-track-table-cell office:value-type="float" office:value="37.842"/>
          </table:previous>
        </table:cell-content-change>
        <table:cell-content-change table:id="ct31">
          <table:cell-address table:column="5" table:row="9" table:table="0"/>
          <office:change-info>
            <dc:creator> </dc:creator>
            <dc:date>2022-12-29T14:59:45.922000000</dc:date>
          </office:change-info>
          <table:previous>
            <table:change-track-table-cell office:value-type="float" office:value="6.084"/>
          </table:previous>
        </table:cell-content-change>
        <table:cell-content-change table:id="ct32">
          <table:cell-address table:column="1" table:row="8" table:table="0"/>
          <office:change-info>
            <dc:creator> </dc:creator>
            <dc:date>2022-12-29T14:59:59.122000000</dc:date>
          </office:change-info>
          <table:previous>
            <table:change-track-table-cell office:value-type="float" office:value="1.45"/>
          </table:previous>
        </table:cell-content-change>
        <table:cell-content-change table:id="ct33">
          <table:cell-address table:column="4" table:row="8" table:table="0"/>
          <office:change-info>
            <dc:creator> </dc:creator>
            <dc:date>2022-12-29T15:00:39.109000000</dc:date>
          </office:change-info>
          <table:previous>
            <table:change-track-table-cell office:value-type="float" office:value="37.636"/>
          </table:previous>
        </table:cell-content-change>
        <table:cell-content-change table:id="ct34">
          <table:cell-address table:column="5" table:row="8" table:table="0"/>
          <office:change-info>
            <dc:creator> </dc:creator>
            <dc:date>2022-12-29T15:00:44.001000000</dc:date>
          </office:change-info>
          <table:previous>
            <table:change-track-table-cell office:value-type="float" office:value="5.802"/>
          </table:previous>
        </table:cell-content-change>
        <table:cell-content-change table:id="ct35">
          <table:cell-address table:column="1" table:row="10" table:table="0"/>
          <office:change-info>
            <dc:creator> </dc:creator>
            <dc:date>2022-12-29T15:00:57.985000000</dc:date>
          </office:change-info>
          <table:previous>
            <table:change-track-table-cell office:value-type="float" office:value="1.57"/>
          </table:previous>
        </table:cell-content-change>
        <table:cell-content-change table:id="ct36">
          <table:cell-address table:column="4" table:row="10" table:table="0"/>
          <office:change-info>
            <dc:creator> </dc:creator>
            <dc:date>2022-12-29T15:01:28.862000000</dc:date>
          </office:change-info>
          <table:previous>
            <table:change-track-table-cell office:value-type="float" office:value="37.283"/>
          </table:previous>
        </table:cell-content-change>
        <table:cell-content-change table:id="ct37">
          <table:cell-address table:column="5" table:row="10" table:table="0"/>
          <office:change-info>
            <dc:creator> </dc:creator>
            <dc:date>2022-12-29T15:01:33.042000000</dc:date>
          </office:change-info>
          <table:previous>
            <table:change-track-table-cell office:value-type="float" office:value="5.349"/>
          </table:previous>
        </table:cell-content-change>
        <table:cell-content-change table:id="ct38">
          <table:cell-address table:column="2" table:row="10" table:table="0"/>
          <office:change-info>
            <dc:creator> </dc:creator>
            <dc:date>2022-12-29T15:01:50.130000000</dc:date>
          </office:change-info>
          <table:previous>
            <table:change-track-table-cell office:value-type="float" office:value="7.948"/>
          </table:previous>
        </table:cell-content-change>
        <table:cell-content-change table:id="ct39">
          <table:cell-address table:column="2" table:row="9" table:table="0"/>
          <office:change-info>
            <dc:creator> </dc:creator>
            <dc:date>2022-12-29T15:01:56.769000000</dc:date>
          </office:change-info>
          <table:previous>
            <table:change-track-table-cell office:value-type="float" office:value="7.943"/>
          </table:previous>
        </table:cell-content-change>
        <table:cell-content-change table:id="ct40">
          <table:cell-address table:column="0" table:row="1" table:table="0"/>
          <office:change-info>
            <dc:creator> </dc:creator>
            <dc:date>2022-12-29T17:09:07.324000000</dc:date>
          </office:change-info>
          <table:previous>
            <table:change-track-table-cell office:value-type="float" office:value="160"/>
          </table:previous>
        </table:cell-content-change>
        <table:cell-content-change table:id="ct41">
          <table:cell-address table:column="0" table:row="2" table:table="0"/>
          <office:change-info>
            <dc:creator> </dc:creator>
            <dc:date>2022-12-29T17:09:12.307000000</dc:date>
          </office:change-info>
          <table:previous>
            <table:change-track-table-cell office:value-type="float" office:value="80"/>
          </table:previous>
        </table:cell-content-change>
        <table:cell-content-change table:id="ct42">
          <table:cell-address table:column="0" table:row="3" table:table="0"/>
          <office:change-info>
            <dc:creator> </dc:creator>
            <dc:date>2022-12-29T17:09:16.067000000</dc:date>
          </office:change-info>
          <table:previous>
            <table:change-track-table-cell office:value-type="float" office:value="60"/>
          </table:previous>
        </table:cell-content-change>
        <table:cell-content-change table:id="ct43">
          <table:cell-address table:column="0" table:row="4" table:table="0"/>
          <office:change-info>
            <dc:creator> </dc:creator>
            <dc:date>2022-12-29T17:09:21.606000000</dc:date>
          </office:change-info>
          <table:previous>
            <table:change-track-table-cell office:value-type="float" office:value="40"/>
          </table:previous>
        </table:cell-content-change>
        <table:cell-content-change table:id="ct44">
          <table:cell-address table:column="0" table:row="5" table:table="0"/>
          <office:change-info>
            <dc:creator> </dc:creator>
            <dc:date>2022-12-29T17:09:26.744000000</dc:date>
          </office:change-info>
          <table:previous>
            <table:change-track-table-cell office:value-type="float" office:value="30"/>
          </table:previous>
        </table:cell-content-change>
        <table:cell-content-change table:id="ct45">
          <table:cell-address table:column="0" table:row="6" table:table="0"/>
          <office:change-info>
            <dc:creator> </dc:creator>
            <dc:date>2022-12-29T17:09:30.387000000</dc:date>
          </office:change-info>
          <table:previous>
            <table:change-track-table-cell office:value-type="float" office:value="20"/>
          </table:previous>
        </table:cell-content-change>
        <table:cell-content-change table:id="ct46">
          <table:cell-address table:column="0" table:row="7" table:table="0"/>
          <office:change-info>
            <dc:creator> </dc:creator>
            <dc:date>2022-12-29T17:09:33.560000000</dc:date>
          </office:change-info>
          <table:previous>
            <table:change-track-table-cell office:value-type="float" office:value="17"/>
          </table:previous>
        </table:cell-content-change>
        <table:cell-content-change table:id="ct47">
          <table:cell-address table:column="0" table:row="8" table:table="0"/>
          <office:change-info>
            <dc:creator> </dc:creator>
            <dc:date>2022-12-29T17:09:37.296000000</dc:date>
          </office:change-info>
          <table:previous>
            <table:change-track-table-cell office:value-type="float" office:value="15"/>
          </table:previous>
        </table:cell-content-change>
        <table:cell-content-change table:id="ct48">
          <table:cell-address table:column="0" table:row="9" table:table="0"/>
          <office:change-info>
            <dc:creator> </dc:creator>
            <dc:date>2022-12-29T17:09:41.202000000</dc:date>
          </office:change-info>
          <table:previous>
            <table:change-track-table-cell office:value-type="float" office:value="12"/>
          </table:previous>
        </table:cell-content-change>
        <table:cell-content-change table:id="ct49">
          <table:cell-address table:column="0" table:row="10" table:table="0"/>
          <office:change-info>
            <dc:creator> </dc:creator>
            <dc:date>2022-12-29T17:09:44.500000000</dc:date>
          </office:change-info>
          <table:previous>
            <table:change-track-table-cell office:value-type="float" office:value="10"/>
          </table:previous>
        </table:cell-content-change>
        <table:cell-content-change table:id="ct50">
          <table:cell-address table:column="3" table:row="0" table:table="0"/>
          <office:change-info>
            <dc:creator> </dc:creator>
            <dc:date>2022-12-29T17:09:59.399000000</dc:date>
          </office:change-info>
          <table:previous>
            <table:change-track-table-cell office:value-type="string">
              <text:p>P Input</text:p>
            </table:change-track-table-cell>
          </table:previous>
        </table:cell-content-change>
        <table:cell-content-change table:id="ct51">
          <table:cell-address table:column="5" table:row="0" table:table="0"/>
          <office:change-info>
            <dc:creator> </dc:creator>
            <dc:date>2022-12-29T17:10:15.081000000</dc:date>
          </office:change-info>
          <table:previous>
            <table:change-track-table-cell office:value-type="string">
              <text:p>P Output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Hermes Lite 2 AFT05MS003 Power Results (with LPF)" table:style-name="ta1">
        <table:shapes>
          <draw:frame draw:z-index="0" draw:style-name="gr1" draw:text-style-name="P1" svg:width="453.51pt" svg:height="255.09pt" svg:x="0pt" svg:y="198pt">
            <draw:object draw:notify-on-update-of-ranges="'Hermes Lite 2 AFT05MS003 Power Results (with LPF)'.A1:'Hermes Lite 2 AFT05MS003 Power Results (with LPF)'.A1 'Hermes Lite 2 AFT05MS003 Power Results (with LPF)'.A2:'Hermes Lite 2 AFT05MS003 Power Results (with LPF)'.A11 'Hermes Lite 2 AFT05MS003 Power Results (with LPF)'.G1:'Hermes Lite 2 AFT05MS003 Power Results (with LPF)'.G1 'Hermes Lite 2 AFT05MS003 Power Results (with LPF)'.G2:'Hermes Lite 2 AFT05MS003 Power Results (with LPF)'.G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6"/>
        <table:table-row table:style-name="ro1">
          <table:table-cell office:value-type="string" calcext:value-type="string">
            <text:p>Band</text:p>
          </table:table-cell>
          <table:table-cell office:value-type="string" calcext:value-type="string">
            <text:p>I drain</text:p>
          </table:table-cell>
          <table:table-cell office:value-type="string" calcext:value-type="string">
            <text:p>E drain</text:p>
          </table:table-cell>
          <table:table-cell office:value-type="string" calcext:value-type="string">
            <text:p>Power <text:s/>Input</text:p>
          </table:table-cell>
          <table:table-cell office:value-type="string" calcext:value-type="string">
            <text:p>dBm</text:p>
          </table:table-cell>
          <table:table-cell office:value-type="string" calcext:value-type="string">
            <text:p>Power Output</text:p>
          </table:table-cell>
          <table:table-cell table:style-name="ce5" office:value-type="string" calcext:value-type="string">
            <text:p>Efficiency</text:p>
          </table:table-cell>
        </table:table-row>
        <table:table-row table:style-name="ro1">
          <table:table-cell office:value-type="string" calcext:value-type="string">
            <text:p>160 M</text:p>
          </table:table-cell>
          <table:table-cell office:value-type="float" office:value="1.56" calcext:value-type="float">
            <text:p>1.56</text:p>
          </table:table-cell>
          <table:table-cell office:value-type="float" office:value="7.935" calcext:value-type="float">
            <text:p>7.935</text:p>
          </table:table-cell>
          <table:table-cell table:formula="of:=SUM([.B2]*[.C2])" office:value-type="float" office:value="12.3786" calcext:value-type="float">
            <text:p>12.3786</text:p>
          </table:table-cell>
          <table:table-cell office:value-type="float" office:value="37.859" calcext:value-type="float">
            <text:p>37.859</text:p>
          </table:table-cell>
          <table:table-cell office:value-type="float" office:value="6.108" calcext:value-type="float">
            <text:p>6.108</text:p>
          </table:table-cell>
          <table:table-cell table:formula="of:=SUM([.F2]/[.D2])" office:value-type="percentage" office:value="0.493432213659057" calcext:value-type="percentage">
            <text:p>49.34%</text:p>
          </table:table-cell>
        </table:table-row>
        <table:table-row table:style-name="ro1">
          <table:table-cell office:value-type="string" calcext:value-type="string">
            <text:p>80 M</text:p>
          </table:table-cell>
          <table:table-cell office:value-type="float" office:value="1.57" calcext:value-type="float">
            <text:p>1.57</text:p>
          </table:table-cell>
          <table:table-cell office:value-type="float" office:value="7.944" calcext:value-type="float">
            <text:p>7.944</text:p>
          </table:table-cell>
          <table:table-cell table:formula="of:=SUM([.B3]*[.C3])" office:value-type="float" office:value="12.47208" calcext:value-type="float">
            <text:p>12.47208</text:p>
          </table:table-cell>
          <table:table-cell office:value-type="float" office:value="37.168" calcext:value-type="float">
            <text:p>37.168</text:p>
          </table:table-cell>
          <table:table-cell office:value-type="float" office:value="5.209" calcext:value-type="float">
            <text:p>5.209</text:p>
          </table:table-cell>
          <table:table-cell table:formula="of:=SUM([.F3]/[.D3])" office:value-type="percentage" office:value="0.417652869449202" calcext:value-type="percentage">
            <text:p>41.77%</text:p>
          </table:table-cell>
        </table:table-row>
        <table:table-row table:style-name="ro1">
          <table:table-cell office:value-type="string" calcext:value-type="string">
            <text:p>60 M</text:p>
          </table:table-cell>
          <table:table-cell office:value-type="float" office:value="1.53" calcext:value-type="float">
            <text:p>1.53</text:p>
          </table:table-cell>
          <table:table-cell office:value-type="float" office:value="7.943" calcext:value-type="float">
            <text:p>7.943</text:p>
          </table:table-cell>
          <table:table-cell table:formula="of:=SUM([.B4]*[.C4])" office:value-type="float" office:value="12.15279" calcext:value-type="float">
            <text:p>12.15279</text:p>
          </table:table-cell>
          <table:table-cell office:value-type="float" office:value="37.745" calcext:value-type="float">
            <text:p>37.745</text:p>
          </table:table-cell>
          <table:table-cell office:value-type="float" office:value="5.949" calcext:value-type="float">
            <text:p>5.949</text:p>
          </table:table-cell>
          <table:table-cell table:formula="of:=SUM([.F4]/[.D4])" office:value-type="percentage" office:value="0.489517221971251" calcext:value-type="percentage">
            <text:p>48.95%</text:p>
          </table:table-cell>
        </table:table-row>
        <table:table-row table:style-name="ro1">
          <table:table-cell office:value-type="string" calcext:value-type="string">
            <text:p>40 M</text:p>
          </table:table-cell>
          <table:table-cell office:value-type="float" office:value="1.4" calcext:value-type="float">
            <text:p>1.4</text:p>
          </table:table-cell>
          <table:table-cell office:value-type="float" office:value="7.941" calcext:value-type="float">
            <text:p>7.941</text:p>
          </table:table-cell>
          <table:table-cell table:formula="of:=SUM([.B5]*[.C5])" office:value-type="float" office:value="11.1174" calcext:value-type="float">
            <text:p>11.1174</text:p>
          </table:table-cell>
          <table:table-cell office:value-type="float" office:value="37.118" calcext:value-type="float">
            <text:p>37.118</text:p>
          </table:table-cell>
          <table:table-cell office:value-type="float" office:value="5.149" calcext:value-type="float">
            <text:p>5.149</text:p>
          </table:table-cell>
          <table:table-cell table:formula="of:=SUM([.F5]/[.D5])" office:value-type="percentage" office:value="0.463147858312195" calcext:value-type="percentage">
            <text:p>46.31%</text:p>
          </table:table-cell>
        </table:table-row>
        <table:table-row table:style-name="ro1">
          <table:table-cell office:value-type="string" calcext:value-type="string">
            <text:p>30 M</text:p>
          </table:table-cell>
          <table:table-cell office:value-type="float" office:value="1.6" calcext:value-type="float">
            <text:p>1.6</text:p>
          </table:table-cell>
          <table:table-cell office:value-type="float" office:value="7.941" calcext:value-type="float">
            <text:p>7.941</text:p>
          </table:table-cell>
          <table:table-cell table:formula="of:=SUM([.B6]*[.C6])" office:value-type="float" office:value="12.7056" calcext:value-type="float">
            <text:p>12.7056</text:p>
          </table:table-cell>
          <table:table-cell office:value-type="float" office:value="37.971" calcext:value-type="float">
            <text:p>37.971</text:p>
          </table:table-cell>
          <table:table-cell office:value-type="float" office:value="6.267" calcext:value-type="float">
            <text:p>6.267</text:p>
          </table:table-cell>
          <table:table-cell table:formula="of:=SUM([.F6]/[.D6])" office:value-type="percentage" office:value="0.493247072157159" calcext:value-type="percentage">
            <text:p>49.32%</text:p>
          </table:table-cell>
        </table:table-row>
        <table:table-row table:style-name="ro1">
          <table:table-cell office:value-type="string" calcext:value-type="string">
            <text:p>20 M</text:p>
          </table:table-cell>
          <table:table-cell office:value-type="float" office:value="1.71" calcext:value-type="float">
            <text:p>1.71</text:p>
          </table:table-cell>
          <table:table-cell office:value-type="float" office:value="7.941" calcext:value-type="float">
            <text:p>7.941</text:p>
          </table:table-cell>
          <table:table-cell table:formula="of:=SUM([.B7]*[.C7])" office:value-type="float" office:value="13.57911" calcext:value-type="float">
            <text:p>13.57911</text:p>
          </table:table-cell>
          <table:table-cell office:value-type="float" office:value="38.126" calcext:value-type="float">
            <text:p>38.126</text:p>
          </table:table-cell>
          <table:table-cell office:value-type="float" office:value="6.495" calcext:value-type="float">
            <text:p>6.495</text:p>
          </table:table-cell>
          <table:table-cell table:formula="of:=SUM([.F7]/[.D7])" office:value-type="percentage" office:value="0.47830822491312" calcext:value-type="percentage">
            <text:p>47.83%</text:p>
          </table:table-cell>
        </table:table-row>
        <table:table-row table:style-name="ro1">
          <table:table-cell office:value-type="string" calcext:value-type="string">
            <text:p>17 M</text:p>
          </table:table-cell>
          <table:table-cell office:value-type="float" office:value="1.59" calcext:value-type="float">
            <text:p>1.59</text:p>
          </table:table-cell>
          <table:table-cell office:value-type="float" office:value="7.941" calcext:value-type="float">
            <text:p>7.941</text:p>
          </table:table-cell>
          <table:table-cell table:formula="of:=SUM([.B8]*[.C8])" office:value-type="float" office:value="12.62619" calcext:value-type="float">
            <text:p>12.62619</text:p>
          </table:table-cell>
          <table:table-cell office:value-type="float" office:value="37.629" calcext:value-type="float">
            <text:p>37.629</text:p>
          </table:table-cell>
          <table:table-cell office:value-type="float" office:value="5.792" calcext:value-type="float">
            <text:p>5.792</text:p>
          </table:table-cell>
          <table:table-cell table:formula="of:=SUM([.F8]/[.D8])" office:value-type="percentage" office:value="0.45872903860943" calcext:value-type="percentage">
            <text:p>45.87%</text:p>
          </table:table-cell>
        </table:table-row>
        <table:table-row table:style-name="ro1">
          <table:table-cell office:value-type="string" calcext:value-type="string">
            <text:p>15 M</text:p>
          </table:table-cell>
          <table:table-cell office:value-type="float" office:value="1.54" calcext:value-type="float">
            <text:p>1.54</text:p>
          </table:table-cell>
          <table:table-cell office:value-type="float" office:value="7.941" calcext:value-type="float">
            <text:p>7.941</text:p>
          </table:table-cell>
          <table:table-cell table:formula="of:=SUM([.B9]*[.C9])" office:value-type="float" office:value="12.22914" calcext:value-type="float">
            <text:p>12.22914</text:p>
          </table:table-cell>
          <table:table-cell office:value-type="float" office:value="36.969" calcext:value-type="float">
            <text:p>36.969</text:p>
          </table:table-cell>
          <table:table-cell office:value-type="float" office:value="4.976" calcext:value-type="float">
            <text:p>4.976</text:p>
          </table:table-cell>
          <table:table-cell table:formula="of:=SUM([.F9]/[.D9])" office:value-type="percentage" office:value="0.406896969042795" calcext:value-type="percentage">
            <text:p>40.69%</text:p>
          </table:table-cell>
        </table:table-row>
        <table:table-row table:style-name="ro1">
          <table:table-cell office:value-type="string" calcext:value-type="string">
            <text:p>12 M</text:p>
          </table:table-cell>
          <table:table-cell office:value-type="float" office:value="1.3" calcext:value-type="float">
            <text:p>1.3</text:p>
          </table:table-cell>
          <table:table-cell office:value-type="float" office:value="7.948" calcext:value-type="float">
            <text:p>7.948</text:p>
          </table:table-cell>
          <table:table-cell table:formula="of:=SUM([.B10]*[.C10])" office:value-type="float" office:value="10.3324" calcext:value-type="float">
            <text:p>10.3324</text:p>
          </table:table-cell>
          <table:table-cell office:value-type="float" office:value="36.814" calcext:value-type="float">
            <text:p>36.814</text:p>
          </table:table-cell>
          <table:table-cell office:value-type="float" office:value="4.801" calcext:value-type="float">
            <text:p>4.801</text:p>
          </table:table-cell>
          <table:table-cell table:formula="of:=SUM([.F10]/[.D10])" office:value-type="percentage" office:value="0.46465487205296" calcext:value-type="percentage">
            <text:p>46.47%</text:p>
          </table:table-cell>
        </table:table-row>
        <table:table-row table:style-name="ro1">
          <table:table-cell office:value-type="string" calcext:value-type="string">
            <text:p>10 M</text:p>
          </table:table-cell>
          <table:table-cell office:value-type="float" office:value="1.51" calcext:value-type="float">
            <text:p>1.51</text:p>
          </table:table-cell>
          <table:table-cell office:value-type="float" office:value="7.946" calcext:value-type="float">
            <text:p>7.946</text:p>
          </table:table-cell>
          <table:table-cell table:formula="of:=SUM([.B11]*[.C11])" office:value-type="float" office:value="11.99846" calcext:value-type="float">
            <text:p>11.99846</text:p>
          </table:table-cell>
          <table:table-cell office:value-type="float" office:value="36.585" calcext:value-type="float">
            <text:p>36.585</text:p>
          </table:table-cell>
          <table:table-cell office:value-type="float" office:value="4.555" calcext:value-type="float">
            <text:p>4.555</text:p>
          </table:table-cell>
          <table:table-cell table:formula="of:=SUM([.F11]/[.D11])" office:value-type="percentage" office:value="0.379632052780107" calcext:value-type="percentage">
            <text:p>37.9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9">00/00/0000</text:date>, <text:time style:data-style-name="N2" text:time-value="10:33:50.7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8T11:54:39.487000000</meta:creation-date>
    <dc:date>2022-12-29T11:25:12.107000000</dc:date>
    <meta:editing-duration>PT30M54S</meta:editing-duration>
    <meta:editing-cycles>14</meta:editing-cycles>
    <meta:generator>LibreOffice/6.2.1.2$Windows_X86_64 LibreOffice_project/7bcb35dc3024a62dea0caee87020152d1ee96e71</meta:generator>
    <meta:document-statistic meta:table-count="1" meta:cell-count="7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8cm" svg:y="0.316cm" chart:style-name="ch2">
          <text:p>Efficiency With low pass filter</text:p>
        </chart:title>
        <chart:legend chart:legend-position="top" svg:x="6.665cm" svg:y="1.28cm" style:legend-expansion="wide" chart:style-name="ch3"/>
        <chart:plot-area chart:style-name="ch4" table:cell-range-address="'Hermes Lite 2 AFT05MS003 Power Results (with LPF)'.A1:'Hermes Lite 2 AFT05MS003 Power Results (with LPF)'.A11 'Hermes Lite 2 AFT05MS003 Power Results (with LPF)'.G1:'Hermes Lite 2 AFT05MS003 Power Results (with LPF)'.G11" chart:data-source-has-labels="both" svg:x="1.331cm" svg:y="2.058cm" svg:width="14.349cm" svg:height="5.781cm">
          <chartooo:coordinate-region svg:x="2.746cm" svg:y="2.258cm" svg:width="12.549cm" svg:height="4.934cm"/>
          <chart:axis chart:dimension="x" chart:name="primary-x" chart:style-name="ch5" chartooo:axis-type="auto">
            <chartooo:date-scale/>
            <chart:title svg:x="8.064cm" svg:y="8.019cm" chart:style-name="ch6">
              <text:p>Band</text:p>
            </chart:title>
            <chart:categories table:cell-range-address="'Hermes Lite 2 AFT05MS003 Power Results (with LPF)'.A2:'Hermes Lite 2 AFT05MS003 Power Results (with LPF)'.A11"/>
            <chart:grid chart:style-name="ch7" chart:class="major"/>
          </chart:axis>
          <chart:axis chart:dimension="y" chart:name="primary-y" chart:style-name="ch8">
            <chart:title svg:x="0.451cm" svg:y="5.561cm" chart:style-name="ch9">
              <text:p>Percent</text:p>
            </chart:title>
            <chart:grid chart:style-name="ch7" chart:class="major"/>
          </chart:axis>
          <chart:series chart:style-name="ch10" chart:values-cell-range-address="'Hermes Lite 2 AFT05MS003 Power Results (with LPF)'.G2:'Hermes Lite 2 AFT05MS003 Power Results (with LPF)'.G11" chart:label-cell-address="'Hermes Lite 2 AFT05MS003 Power Results (with LPF)'.G1:'Hermes Lite 2 AFT05MS003 Power Results (with LPF)'.G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  <draw:g>
                  <svg:desc>'Hermes Lite 2 AFT05MS003 Power Results (with LPF)'.G1:'Hermes Lite 2 AFT05MS003 Power Results (with LPF)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0 M</text:p>
                <draw:g>
                  <svg:desc>'Hermes Lite 2 AFT05MS003 Power Results (with LPF)'.A2:'Hermes Lite 2 AFT05MS003 Power Results (with LPF)'.A11</svg:desc>
                </draw:g>
              </table:table-cell>
              <table:table-cell office:value-type="float" office:value="0.493432213659057">
                <text:p>0.493432213659057</text:p>
                <draw:g>
                  <svg:desc>'Hermes Lite 2 AFT05MS003 Power Results (with LPF)'.G2:'Hermes Lite 2 AFT05MS003 Power Results (with LPF)'.G11</svg:desc>
                </draw:g>
              </table:table-cell>
            </table:table-row>
            <table:table-row>
              <table:table-cell office:value-type="string">
                <text:p>80 M</text:p>
              </table:table-cell>
              <table:table-cell office:value-type="float" office:value="0.417652869449202">
                <text:p>0.417652869449202</text:p>
              </table:table-cell>
            </table:table-row>
            <table:table-row>
              <table:table-cell office:value-type="string">
                <text:p>60 M</text:p>
              </table:table-cell>
              <table:table-cell office:value-type="float" office:value="0.489517221971251">
                <text:p>0.489517221971251</text:p>
              </table:table-cell>
            </table:table-row>
            <table:table-row>
              <table:table-cell office:value-type="string">
                <text:p>40 M</text:p>
              </table:table-cell>
              <table:table-cell office:value-type="float" office:value="0.463147858312195">
                <text:p>0.463147858312195</text:p>
              </table:table-cell>
            </table:table-row>
            <table:table-row>
              <table:table-cell office:value-type="string">
                <text:p>30 M</text:p>
              </table:table-cell>
              <table:table-cell office:value-type="float" office:value="0.493247072157159">
                <text:p>0.493247072157159</text:p>
              </table:table-cell>
            </table:table-row>
            <table:table-row>
              <table:table-cell office:value-type="string">
                <text:p>20 M</text:p>
              </table:table-cell>
              <table:table-cell office:value-type="float" office:value="0.47830822491312">
                <text:p>0.47830822491312</text:p>
              </table:table-cell>
            </table:table-row>
            <table:table-row>
              <table:table-cell office:value-type="string">
                <text:p>17 M</text:p>
              </table:table-cell>
              <table:table-cell office:value-type="float" office:value="0.45872903860943">
                <text:p>0.45872903860943</text:p>
              </table:table-cell>
            </table:table-row>
            <table:table-row>
              <table:table-cell office:value-type="string">
                <text:p>15 M</text:p>
              </table:table-cell>
              <table:table-cell office:value-type="float" office:value="0.406896969042795">
                <text:p>0.406896969042795</text:p>
              </table:table-cell>
            </table:table-row>
            <table:table-row>
              <table:table-cell office:value-type="string">
                <text:p>12 M</text:p>
              </table:table-cell>
              <table:table-cell office:value-type="float" office:value="0.46465487205296">
                <text:p>0.46465487205296</text:p>
              </table:table-cell>
            </table:table-row>
            <table:table-row>
              <table:table-cell office:value-type="string">
                <text:p>10 M</text:p>
              </table:table-cell>
              <table:table-cell office:value-type="float" office:value="0.379632052780107">
                <text:p>0.3796320527801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Windows_X86_64 LibreOffice_project/7bcb35dc3024a62dea0caee87020152d1ee96e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